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RefImpl.getDescrip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setRoleLink( String role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SecurityRoleRef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setCastorDescriptions( DescriptionSet castor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setDescriptionSet( DescriptionSet descri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getCastor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setRoleName(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get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RefImpl.getRole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